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5149" officeooo:paragraph-rsid="001f51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3:14:07.368254197</meta:creation-date>
    <dc:date>2017-10-16T03:14:20.556716819</dc:date>
    <meta:editing-duration>PT13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1.6.2$Linux_X86_64 LibreOffice_project/10m0$Build-2</meta:generator>
  </office:meta>
</office:document-meta>
</file>